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style:text-properties style:font-name="Arial" fo:font-weight="bold" style:font-weight-asian="bold" style:font-weight-complex="bold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style:paragraph-properties fo:text-align="center">
        <style:tab-stops/>
      </style:paragraph-properties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heads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end="Arrowheads_20_2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end="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Arrowheads_20_2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Arrowheads_20_2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Arrowheads_20_2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579d1c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marker-end="Arrowheads_20_2" draw:fill-color="#c5000b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2" svg:width="4.472cm" svg:height="1.615cm" svg:x="13.64cm" svg:y="3.586cm"><text:p text:style-name="P1"><text:span text:style-name="T1">Copy property files </text:span></text:p><text:p text:style-name="P1"><text:span text:style-name="T1">from old GlobalSight </text:span></text:p><text:p text:style-name="P1"><text:span text:style-name="T1">and update databas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3" svg:width="4.975cm" svg:height="2.541cm" svg:x="-0.171cm" svg:y="7.026cm"><text:p text:style-name="P1"><text:span text:style-name="T1">GlobalSight installed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2" draw:style-name="gr3" draw:text-style-name="P4" svg:width="1.535cm" svg:height="0.689cm" svg:x="4.974cm" svg:y="7.608cm"><draw:text-box><text:p><text:span text:style-name="T2">No</text:span></text:p></draw:text-box></draw:frame><draw:frame text:anchor-type="paragraph" draw:z-index="3" draw:style-name="gr4" draw:text-style-name="P4" svg:width="1.324cm" svg:height="0.715cm" svg:x="4.974cm" svg:y="3.692cm"><draw:text-box><text:p><text:span text:style-name="T2">No</text:span></text:p></draw:text-box></draw:frame><draw:custom-shape text:anchor-type="paragraph" draw:z-index="4" draw:style-name="gr2" draw:text-style-name="P6" svg:width="4.975cm" svg:height="2.541cm" svg:x="-0.145cm" svg:y="11.656cm"><text:p text:style-name="P5"><text:span text:style-name="T1">First time to install </text:span></text:p><text:p text:style-name="P5"><text:span text:style-name="T1">this patch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6" draw:style-name="gr6" draw:text-style-name="P4" svg:width="1.324cm" svg:height="0.715cm" svg:x="1.628cm" svg:y="9.566cm"><draw:text-box><text:p><text:span text:style-name="T2">Yes</text:span></text:p></draw:text-box></draw:frame><draw:frame text:anchor-type="paragraph" draw:z-index="7" draw:style-name="gr3" draw:text-style-name="P4" svg:width="1.535cm" svg:height="0.689cm" svg:x="1.575cm" svg:y="5.676cm"><draw:text-box><text:p><text:span text:style-name="T2">Yes</text:span></text:p></draw:text-box></draw:frame><draw:custom-shape text:anchor-type="paragraph" draw:z-index="8" draw:style-name="gr2" draw:text-style-name="P6" svg:width="4.975cm" svg:height="2.541cm" svg:x="-0.145cm" svg:y="3.136cm"><text:p text:style-name="P5"><text:span text:style-name="T1">Installing a patch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9" draw:style-name="gr3" draw:text-style-name="P4" svg:width="1.535cm" svg:height="0.689cm" svg:x="1.799cm" svg:y="14.196cm"><draw:text-box><text:p><text:span text:style-name="T2">No</text:span></text:p></draw:text-box></draw:frame><draw:frame text:anchor-type="paragraph" draw:z-index="10" draw:style-name="gr7" draw:text-style-name="P4" svg:width="1.324cm" svg:height="0.532cm" svg:x="4.789cm" svg:y="12.236cm"><draw:text-box><text:p><text:span text:style-name="T2">Yes</text:span></text:p></draw:text-box></draw:frame><draw:custom-shape text:anchor-type="paragraph" draw:z-index="11" draw:style-name="gr2" draw:text-style-name="P3" svg:width="4.472cm" svg:height="1.615cm" svg:x="7.422cm" svg:y="22.213cm"><text:p text:style-name="P1"><text:span text:style-name="T1">Update files </text:span></text:p><text:p text:style-name="P1"><text:span text:style-name="T1">and database if needed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style-name="gr2" draw:text-style-name="P6" svg:width="4.975cm" svg:height="2.541cm" svg:x="7.184cm" svg:y="11.629cm"><text:p text:style-name="P5"><text:span text:style-name="T1">Previous patches </text:span></text:p><text:p text:style-name="P5"><text:span text:style-name="T1">installed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3" draw:style-name="gr3" draw:text-style-name="P4" svg:width="1.535cm" svg:height="0.689cm" svg:x="12.158cm" svg:y="12.217cm"><draw:text-box><text:p><text:span text:style-name="T2">No</text:span></text:p></draw:text-box></draw:frame><draw:frame text:anchor-type="paragraph" draw:z-index="14" draw:style-name="gr8" draw:text-style-name="P4" svg:width="1.324cm" svg:height="0.609cm" svg:x="8.745cm" svg:y="14.169cm"><draw:text-box><text:p><text:span text:style-name="T2">Yes</text:span></text:p></draw:text-box></draw:frame><draw:custom-shape text:anchor-type="paragraph" draw:z-index="15" draw:style-name="gr1" draw:text-style-name="P2" svg:width="4.472cm" svg:height="1.615cm" svg:x="7.422cm" svg:y="15.757cm"><text:p text:style-name="P1"><text:span text:style-name="T1">Backup modified files </text:span></text:p><text:p text:style-name="P1"><text:span text:style-name="T1">to a separate fol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6" draw:style-name="gr5" draw:text-style-name="P1" svg:x1="9.643cm" svg:y1="17.376cm" svg:x2="9.643cm" svg:y2="18.939cm"><text:p/></draw:line><draw:line text:anchor-type="paragraph" draw:z-index="17" draw:style-name="gr5" draw:text-style-name="P1" svg:x1="4.974cm" svg:y1="8.296cm" svg:x2="8.348cm" svg:y2="8.296cm"><text:p/></draw:line><draw:line text:anchor-type="paragraph" draw:z-index="5" draw:style-name="gr5" draw:text-style-name="P1" svg:x1="2.448cm" svg:y1="5.676cm" svg:x2="2.448cm" svg:y2="7.052cm"><text:p/></draw:line><draw:line text:anchor-type="paragraph" draw:z-index="18" draw:style-name="gr5" draw:text-style-name="P1" svg:x1="2.491cm" svg:y1="9.566cm" svg:x2="2.482cm" svg:y2="11.656cm"><text:p/></draw:line><draw:line text:anchor-type="paragraph" draw:z-index="19" draw:style-name="gr5" draw:text-style-name="P1" svg:x1="2.491cm" svg:y1="14.196cm" svg:x2="2.491cm" svg:y2="15.784cm"><text:p/></draw:line><draw:custom-shape text:anchor-type="paragraph" draw:z-index="20" draw:style-name="gr9" draw:text-style-name="P3" svg:width="2.038cm" svg:height="2.038cm" svg:x="1.503cm" svg:y="0.067cm"><text:p text:style-name="P1"><text:span text:style-name="T1">Start </text:span></text:p><text:p text:style-name="P1"><text:span text:style-name="T1">install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style-name="gr5" draw:text-style-name="P1" svg:x1="2.508cm" svg:y1="2.104cm" svg:x2="2.508cm" svg:y2="3.136cm"><text:p/></draw:line><draw:custom-shape text:anchor-type="paragraph" draw:z-index="22" draw:style-name="gr10" draw:text-style-name="P3" svg:width="2.038cm" svg:height="2.038cm" svg:x="8.382cm" svg:y="7.317cm"><text:p text:style-name="P1"><text:span text:style-name="T1">Exit </text:span></text:p><text:p text:style-name="P1"><text:span text:style-name="T1">install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10" draw:text-style-name="P3" svg:width="2.038cm" svg:height="2.038cm" svg:x="14.997cm" svg:y="14.09cm"><text:p text:style-name="P1"><text:span text:style-name="T1">Exit </text:span></text:p><text:p text:style-name="P1"><text:span text:style-name="T1">install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11" draw:text-style-name="P3" svg:width="2.038cm" svg:height="2.038cm" svg:x="1.503cm" svg:y="15.783cm"><text:p text:style-name="P1"><text:span text:style-name="T1">Exit </text:span></text:p><text:p text:style-name="P1"><text:span text:style-name="T1">install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10" draw:text-style-name="P3" svg:width="2.038cm" svg:height="2.038cm" svg:x="8.408cm" svg:y="0.067cm"><text:p text:style-name="P1"><text:span text:style-name="T1">Exit </text:span></text:p><text:p text:style-name="P1"><text:span text:style-name="T1">install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6" draw:style-name="gr5" draw:text-style-name="P1" svg:x1="9.678cm" svg:y1="14.169cm" svg:x2="9.678cm" svg:y2="15.757cm"><text:p/></draw:line><draw:custom-shape text:anchor-type="paragraph" draw:z-index="27" draw:style-name="gr1" draw:text-style-name="P2" svg:width="4.472cm" svg:height="1.615cm" svg:x="7.449cm" svg:y="18.932cm"><text:p text:style-name="P1"><text:span text:style-name="T1">Warn user to stop/start </text:span></text:p><text:p text:style-name="P1"><text:span text:style-name="T1">related service(s) </text:span></text:p><text:p text:style-name="P1"><text:span text:style-name="T1">manuall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8" draw:style-name="gr5" draw:text-style-name="P1" svg:x1="9.652cm" svg:y1="20.546cm" svg:x2="9.652cm" svg:y2="22.213cm"><text:p/></draw:line><draw:custom-shape text:anchor-type="paragraph" draw:z-index="29" draw:style-name="gr2" draw:text-style-name="P3" svg:width="4.472cm" svg:height="1.615cm" svg:x="13.799cm" svg:y="17.397cm"><text:p text:style-name="P1"><text:span text:style-name="T1">Install GlobalSight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style-name="gr1" draw:text-style-name="P2" svg:width="4.472cm" svg:height="1.615cm" svg:x="7.213cm" svg:y="3.586cm"><text:p text:style-name="P1"><text:span text:style-name="T1">Warn user to stop/start </text:span></text:p><text:p text:style-name="P1"><text:span text:style-name="T1">related service(s) </text:span></text:p><text:p text:style-name="P1"><text:span text:style-name="T1">manuall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1" draw:style-name="gr5" draw:text-style-name="P1" svg:x1="4.974cm" svg:y1="4.406cm" svg:x2="7.212cm" svg:y2="4.406cm"><text:p/></draw:line><draw:custom-shape text:anchor-type="paragraph" draw:z-index="32" draw:style-name="gr2" draw:text-style-name="P3" svg:width="4.472cm" svg:height="1.615cm" svg:x="13.746cm" svg:y="10.306cm"><text:p text:style-name="P1"><text:span text:style-name="T1">Backup old GlobalSi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3" draw:style-name="gr5" draw:text-style-name="P1" svg:x1="11.684cm" svg:y1="4.406cm" svg:x2="13.64cm" svg:y2="4.406cm"><text:p/></draw:line><draw:custom-shape text:anchor-type="paragraph" draw:z-index="34" draw:style-name="gr2" draw:text-style-name="P3" svg:width="4.472cm" svg:height="1.615cm" svg:x="13.587cm" svg:y="0.279cm"><text:p text:style-name="P1"><text:span text:style-name="T1">Install GlobalSigh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5" draw:style-name="gr12" draw:text-style-name="P1" svg:x1="19.256cm" svg:y1="11.158cm" svg:x2="19.256cm" svg:y2="0.993cm"><text:p/></draw:line><draw:line text:anchor-type="paragraph" draw:z-index="36" draw:style-name="gr5" draw:text-style-name="P1" svg:x1="19.257cm" svg:y1="0.993cm" svg:x2="18.059cm" svg:y2="0.993cm"><text:p/></draw:line><draw:line text:anchor-type="paragraph" draw:z-index="37" draw:style-name="gr5" draw:text-style-name="P1" svg:x1="13.587cm" svg:y1="1.046cm" svg:x2="10.446cm" svg:y2="1.046cm"><text:p/></draw:line><draw:custom-shape text:anchor-type="paragraph" draw:z-index="38" draw:style-name="gr2" draw:text-style-name="P6" svg:width="4.975cm" svg:height="2.541cm" svg:x="13.561cm" svg:y="21.683cm"><text:p text:style-name="P5"><text:span text:style-name="T1">Updated successfully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9" draw:style-name="gr5" draw:text-style-name="P1" svg:x1="16.028cm" svg:y1="21.683cm" svg:x2="16.028cm" svg:y2="19.011cm"><text:p/></draw:line><draw:frame text:anchor-type="paragraph" draw:z-index="40" draw:style-name="gr8" draw:text-style-name="P4" svg:width="1.324cm" svg:height="0.609cm" svg:x="15.016cm" svg:y="21.075cm"><draw:text-box><text:p><text:span text:style-name="T2">Yes</text:span></text:p></draw:text-box></draw:frame><draw:line text:anchor-type="paragraph" draw:z-index="41" draw:style-name="gr5" draw:text-style-name="P1" svg:x1="4.974cm" svg:y1="12.926cm" svg:x2="7.184cm" svg:y2="12.926cm"><text:p/></draw:line><draw:line text:anchor-type="paragraph" draw:z-index="42" draw:style-name="gr5" draw:text-style-name="P1" svg:x1="11.894cm" svg:y1="22.953cm" svg:x2="13.561cm" svg:y2="22.953cm"><text:p/></draw:line><draw:line text:anchor-type="paragraph" draw:z-index="43" draw:style-name="gr12" draw:text-style-name="P1" svg:x1="18.535cm" svg:y1="22.953cm" svg:x2="19.706cm" svg:y2="22.953cm"><text:p/></draw:line><draw:line text:anchor-type="paragraph" draw:z-index="44" draw:style-name="gr12" draw:text-style-name="P1" svg:x1="19.706cm" svg:y1="22.953cm" svg:x2="19.706cm" svg:y2="15.127cm"><text:p/></draw:line><draw:line text:anchor-type="paragraph" draw:z-index="45" draw:style-name="gr5" draw:text-style-name="P1" svg:x1="19.706cm" svg:y1="15.127cm" svg:x2="17.034cm" svg:y2="15.127cm"><text:p/></draw:line><draw:frame text:anchor-type="paragraph" draw:z-index="46" draw:style-name="gr3" draw:text-style-name="P4" svg:width="1.535cm" svg:height="0.689cm" svg:x="18.535cm" svg:y="22.266cm"><draw:text-box><text:p><text:span text:style-name="T2">No</text:span></text:p></draw:text-box></draw:frame><draw:custom-shape text:anchor-type="paragraph" draw:z-index="47" draw:style-name="gr2" draw:text-style-name="P6" svg:width="4.975cm" svg:height="2.541cm" svg:x="13.428cm" svg:y="6.999cm"><text:p text:style-name="P5"><text:span text:style-name="T1">Updated successfully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48" draw:style-name="gr5" draw:text-style-name="P1" svg:x1="15.923cm" svg:y1="5.2cm" svg:x2="15.923cm" svg:y2="6.999cm"><text:p/></draw:line><draw:line text:anchor-type="paragraph" draw:z-index="49" draw:style-name="gr5" draw:text-style-name="P1" svg:x1="13.428cm" svg:y1="8.274cm" svg:x2="10.419cm" svg:y2="8.274cm"><text:p/></draw:line><draw:line text:anchor-type="paragraph" draw:z-index="50" draw:style-name="gr5" draw:text-style-name="P1" svg:x1="15.923cm" svg:y1="9.539cm" svg:x2="15.923cm" svg:y2="10.306cm"><text:p/></draw:line><draw:line text:anchor-type="paragraph" draw:z-index="51" draw:style-name="gr12" draw:text-style-name="P1" svg:x1="18.217cm" svg:y1="11.158cm" svg:x2="19.256cm" svg:y2="11.158cm"><text:p/></draw:line><draw:line text:anchor-type="paragraph" draw:z-index="52" draw:style-name="gr5" draw:text-style-name="P1" svg:x1="16.028cm" svg:y1="17.397cm" svg:x2="16.028cm" svg:y2="16.127cm"><text:p/></draw:line><draw:line text:anchor-type="paragraph" draw:z-index="53" draw:style-name="gr5" draw:text-style-name="P1" svg:x1="15.976cm" svg:y1="12.905cm" svg:x2="15.976cm" svg:y2="14.09cm"><text:p/></draw:line><draw:line text:anchor-type="paragraph" draw:z-index="54" draw:style-name="gr12" draw:text-style-name="P1" svg:x1="12.158cm" svg:y1="12.905cm" svg:x2="15.975cm" svg:y2="12.905cm"><text:p/></draw:line><draw:frame text:anchor-type="paragraph" draw:z-index="55" draw:style-name="gr7" draw:text-style-name="P4" svg:width="1.324cm" svg:height="0.532cm" svg:x="14.843cm" svg:y="9.379cm"><draw:text-box><text:p><text:span text:style-name="T2">Yes</text:span></text:p></draw:text-box></draw:frame><draw:frame text:anchor-type="paragraph" draw:z-index="56" draw:style-name="gr3" draw:text-style-name="P4" svg:width="1.535cm" svg:height="0.689cm" svg:x="12.899cm" svg:y="7.586cm"><draw:text-box><text:p><text:span text:style-name="T2">No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1580" svg:d="m1013 1491 118 89-567-1580-564 1580 114-85 136-68 148-46 161-17 161 13 153 46z"/>
    <draw:marker draw:name="Arrowheads_20_3" draw:display-name="Arrowheads 3" svg:viewBox="0 0 1321 3493" svg:d="m1321 3493h-1321l702-3493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0.023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1-08T15:14:49.62</dc:date>
    <meta:editing-cycles>403</meta:editing-cycles>
    <meta:editing-duration>PT04H15M48S</meta:editing-duration>
    <dc:creator>leo chen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